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e5d0" officeooo:paragraph-rsid="0014e5d0"/>
    </style:style>
    <style:style style:name="P2" style:family="paragraph" style:parent-style-name="Standard">
      <style:text-properties officeooo:paragraph-rsid="0014e5d0"/>
    </style:style>
    <style:style style:name="P3" style:family="paragraph" style:parent-style-name="Standard">
      <style:text-properties officeooo:rsid="0014e5d0" officeooo:paragraph-rsid="0014e5d0"/>
    </style:style>
    <style:style style:name="P4" style:family="paragraph" style:parent-style-name="Standard">
      <style:text-properties officeooo:rsid="0014f2b3" officeooo:paragraph-rsid="0014f2b3"/>
    </style:style>
    <style:style style:name="T1" style:family="text">
      <style:text-properties officeooo:rsid="0014e5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isting cameras :</text:p>
      <text:p text:style-name="P2"><text:span text:style-name="T1">1)</text:span><text:bookmark text:name="title"/><text:bookmark text:name="productTitle"/>Netgear Arlo Pro VMS4230-100EUS 2 Rechargeable Wire Free HD Camera </text:p>
      <text:p text:style-name="P1">- Rs.43000</text:p>
      <text:p text:style-name="P2"><text:span text:style-name="T1">2)</text:span><text:bookmark text:name="title1"/><text:bookmark text:name="productTitle1"/>D-Link DCS-P6000LH Mini HD Wi-Fi Camera Works with Alexa – <text:span text:style-name="T1">3000Rs</text:span></text:p>
      <text:p text:style-name="P2"><text:span text:style-name="T1">3)</text:span><text:bookmark text:name="title2"/><text:bookmark text:name="productTitle2"/>iSmartAlarm iSC3S iCamera KEEP Pro 1080P HD Wi-Fi Motion Tracking Home Security Camera, Black <text:s/>- <text:span text:style-name="T1">22000Rs</text:span></text:p>
      <text:p text:style-name="P1">4)nest cam – 42000Rs</text:p>
      <text:p text:style-name="P1"/>
      <text:p text:style-name="P4">proposed hardware <text:s/>:</text:p>
      <text:p text:style-name="P4">1) raspberry pi zero – 5 dollars</text:p>
      <text:p text:style-name="P4">2) image sensor module - 1800R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00:19:01.587346020</meta:creation-date>
    <dc:date>2018-09-27T00:28:59.879956760</dc:date>
    <meta:editing-duration>PT5M56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9" meta:word-count="59" meta:character-count="373" meta:non-whitespace-character-count="317"/>
  </office:meta>
</office:document-meta>
</file>